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background-color="#ffff00" style:font-size-asian="14pt" style:font-style-asian="italic" style:font-size-complex="14pt" style:font-style-complex="italic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officeooo:rsid="001e8c22" officeooo:paragraph-rsid="001e8c22"/>
    </style:style>
    <style:style style:name="P4" style:family="paragraph" style:parent-style-name="Standard">
      <style:text-properties officeooo:rsid="001e8c22" officeooo:paragraph-rsid="002042b5"/>
    </style:style>
    <style:style style:name="P5" style:family="paragraph" style:parent-style-name="Standard">
      <style:text-properties officeooo:rsid="001e8c22" officeooo:paragraph-rsid="00229470"/>
    </style:style>
    <style:style style:name="P6" style:family="paragraph" style:parent-style-name="Standard">
      <style:text-properties officeooo:rsid="001e8c22" officeooo:paragraph-rsid="00229908"/>
    </style:style>
    <style:style style:name="T1" style:family="text">
      <style:text-properties officeooo:rsid="001e8c22"/>
    </style:style>
    <style:style style:name="T2" style:family="text">
      <style:text-properties officeooo:rsid="001f1d45"/>
    </style:style>
    <style:style style:name="T3" style:family="text">
      <style:text-properties officeooo:rsid="0020db80"/>
    </style:style>
    <style:style style:name="T4" style:family="text">
      <style:text-properties fo:font-size="14pt" officeooo:rsid="0020db80" style:font-size-asian="14pt" style:font-size-complex="14pt"/>
    </style:style>
    <style:style style:name="T5" style:family="text">
      <style:text-properties fo:font-size="14pt" officeooo:rsid="00229470" style:font-size-asian="14pt" style:font-size-complex="14pt"/>
    </style:style>
    <style:style style:name="T6" style:family="text">
      <style:text-properties fo:font-size="14pt" officeooo:rsid="001f1d45" style:font-size-asian="14pt" style:font-size-complex="14pt"/>
    </style:style>
    <style:style style:name="T7" style:family="text">
      <style:text-properties fo:font-size="14pt" fo:font-style="italic" officeooo:rsid="0020db80" style:font-size-asian="14pt" style:font-style-asian="italic" style:font-size-complex="14pt" style:font-style-complex="italic"/>
    </style:style>
    <style:style style:name="T8" style:family="text">
      <style:text-properties fo:font-size="14pt" fo:font-style="italic" officeooo:rsid="00229470" style:font-size-asian="14pt" style:font-style-asian="italic" style:font-size-complex="14pt" style:font-style-complex="italic"/>
    </style:style>
    <style:style style:name="T9" style:family="text">
      <style:text-properties fo:font-size="14pt" fo:font-style="italic" officeooo:rsid="0020db80" fo:background-color="#ffff00" loext:char-shading-value="0" style:font-size-asian="14pt" style:font-style-asian="italic" style:font-size-complex="14pt" style:font-style-complex="italic"/>
    </style:style>
    <style:style style:name="T10" style:family="text">
      <style:text-properties fo:font-size="14pt" fo:font-style="italic" officeooo:rsid="0020db80" fo:background-color="#ffff00" loext:char-shading-value="0" style:font-size-asian="14pt" style:font-style-asian="italic" style:font-size-complex="14pt" style:font-style-complex="italic"/>
    </style:style>
    <style:style style:name="T11" style:family="text">
      <style:text-properties fo:font-size="14pt" fo:font-style="italic" officeooo:rsid="00229470" fo:background-color="#ffff00" loext:char-shading-value="0" style:font-size-asian="14pt" style:font-style-asian="italic" style:font-size-complex="14pt" style:font-style-complex="italic"/>
    </style:style>
    <style:style style:name="T12" style:family="text">
      <style:text-properties fo:font-size="14pt" fo:font-style="italic" officeooo:rsid="00229470" fo:background-color="#ffff00" loext:char-shading-value="0" style:font-size-asian="14pt" style:font-style-asian="italic" style:font-size-complex="14pt" style:font-style-complex="italic"/>
    </style:style>
    <style:style style:name="T13" style:family="text">
      <style:text-properties fo:font-size="12pt" officeooo:rsid="001f1d45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officeooo:rsid="001f1d45" style:font-size-asian="12pt" style:font-size-complex="12pt"/>
    </style:style>
    <style:style style:name="T15" style:family="text">
      <style:text-properties fo:font-size="12pt" fo:font-style="italic" style:text-underline-style="solid" style:text-underline-width="auto" style:text-underline-color="font-color" officeooo:rsid="001f1d45" style:font-size-asian="12pt" style:font-style-asian="italic" style:font-size-complex="12pt" style:font-style-complex="italic"/>
    </style:style>
    <style:style style:name="T16" style:family="text">
      <style:text-properties fo:font-size="12pt" fo:font-style="italic" style:text-underline-style="solid" style:text-underline-width="auto" style:text-underline-color="font-color" officeooo:rsid="001f1d45" fo:background-color="#ffff00" loext:char-shading-value="0" style:font-size-asian="12pt" style:font-style-asian="italic" style:font-size-complex="12pt" style:font-style-complex="italic"/>
    </style:style>
    <style:style style:name="T17" style:family="text">
      <style:text-properties fo:font-size="12pt" fo:font-style="italic" style:text-underline-style="solid" style:text-underline-width="auto" style:text-underline-color="font-color" officeooo:rsid="001f1d45" fo:background-color="#ffff00" loext:char-shading-value="0" style:font-size-asian="12pt" style:font-style-asian="italic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内科疾病 <text:s/><text:span text:style-name="T1">70</text:span></text:p>
      <text:p text:style-name="P2"/>
      <text:p text:style-name="P3">太阳伤寒 <text:tab/>70<text:tab/>咳嗽痰甬（字不认得）<text:span text:style-name="T3">139<text:tab/>虚劳腰痛<text:tab/>195<text:tab/></text:span><text:span text:style-name="T10">妇科疾病<text:tab/></text:span><text:span text:style-name="T12">244</text:span></text:p>
      <text:p text:style-name="P3">太阳中风<text:tab/><text:span text:style-name="T2">75<text:tab/>咳嗽吐脓<text:tab/>140<text:tab/><text:tab/>外感臀痛<text:tab/>195<text:tab/>痛经<text:tab/><text:tab/>244</text:span></text:p>
      <text:p text:style-name="P3">太阳温病<text:tab/><text:span text:style-name="T2">76<text:tab/>咳嗽胶痰<text:tab/>141<text:tab/><text:tab/>胸痛眩晕<text:tab/>197<text:tab/>妇人血崩<text:tab/>244</text:span></text:p>
      <text:p text:style-name="P3">太阳风濕<text:tab/><text:span text:style-name="T2">80<text:tab/>溢饮<text:tab/><text:tab/>141<text:tab/><text:tab/>头痛胃痛<text:tab/>198<text:tab/>寒凝经停<text:tab/>245</text:span></text:p>
      <text:p text:style-name="P3">太阳中暍<text:tab/><text:span text:style-name="T2">80<text:tab/>咳嗽咽痛<text:tab/>143<text:tab/><text:tab/>足肿痛<text:tab/><text:tab/>198<text:tab/>肝郁经停<text:tab/>246</text:span></text:p>
      <text:p text:style-name="P3">太阳病项背痛<text:tab/><text:span text:style-name="T2">81<text:tab/>咳痰带血<text:tab/>144<text:tab/><text:tab/>足痛<text:tab/><text:tab/>198<text:tab/>血瘀经停<text:tab/>246</text:span></text:p>
      <text:p text:style-name="P3">汉后不澈<text:tab/><text:span text:style-name="T2">83<text:tab/>肺痈<text:tab/><text:tab/>145<text:tab/><text:tab/>寒饮<text:tab/><text:tab/>200<text:tab/>血虚经少<text:tab/>246</text:span></text:p>
      <text:p text:style-name="P3">感冒挟痰湿<text:tab/><text:span text:style-name="T2">84<text:tab/>肺痿<text:tab/><text:tab/>155<text:tab/><text:tab/>支饮<text:tab/><text:tab/>201<text:tab/>倒经<text:tab/><text:tab/>247</text:span></text:p>
      <text:p text:style-name="P6">湿热<text:tab/><text:tab/><text:span text:style-name="T2">84<text:tab/>发热泄洩<text:tab/>155<text:tab/><text:tab/>悬饮<text:tab/><text:tab/>201<text:tab/>溲紫血块<text:tab/>247</text:span></text:p>
      <text:p text:style-name="P6">阳明病<text:tab/><text:tab/><text:span text:style-name="T2">85<text:tab/>洞泄<text:tab/><text:tab/>156<text:tab/><text:tab/>眩冒<text:tab/><text:tab/>208<text:tab/>妊娠头痛<text:tab/>247</text:span></text:p>
      <text:p text:style-name="P6">阳明胃寒<text:tab/><text:span text:style-name="T2">87<text:tab/>太阳寒泻<text:tab/>157<text:tab/><text:tab/>目眩<text:tab/><text:tab/>209<text:tab/>难产<text:tab/><text:tab/>248</text:span></text:p>
      <text:p text:style-name="P3">阳明胃实<text:tab/><text:span text:style-name="T2">88<text:tab/>实热痢<text:tab/><text:tab/>157<text:tab/><text:tab/>神志恍惚<text:tab/>209<text:tab/>产后冒风恶寒泄泻<text:tab/>248</text:span></text:p>
      <text:p text:style-name="P3">太阳转阳明<text:tab/><text:span text:style-name="T2">89<text:tab/>寒痢<text:tab/><text:tab/>157<text:tab/><text:tab/>疟病<text:tab/><text:tab/>211<text:tab/>产后腹痛<text:tab/>249</text:span></text:p>
      <text:p text:style-name="P4">暑月受寒<text:tab/><text:span text:style-name="T2">92<text:tab/>虚痢<text:tab/><text:tab/>158<text:tab/><text:tab/>疟母<text:tab/><text:tab/>212<text:tab/>产后虚寒腹痛<text:tab/>249</text:span></text:p>
      <text:p text:style-name="P5">暑天阳明<text:tab/><text:span text:style-name="T2">99<text:tab/>少阳痢<text:tab/><text:tab/>158<text:tab/><text:tab/>三阴疟<text:tab/><text:tab/>212<text:tab/>产后恶露不尽<text:tab/>250</text:span></text:p>
      <text:p text:style-name="P3">产后阳明<text:tab/><text:span text:style-name="T2">100<text:tab/>宿食下利<text:tab/>159<text:tab/><text:tab/>虚疟<text:tab/><text:tab/>213<text:tab/>经漏寒热<text:tab/>250</text:span></text:p>
      <text:p text:style-name="P3">阳明大实<text:tab/><text:span text:style-name="T2">102<text:tab/>下利脉绝，手足厥冷<text:tab/>160<text:tab/>中风<text:tab/><text:tab/>213<text:tab/>干血痨<text:tab/><text:tab/>252</text:span></text:p>
      <text:p text:style-name="P3">阳明战汗<text:tab/><text:span text:style-name="T2">104<text:tab/>下利脉反滑<text:tab/>161<text:tab/><text:tab/>历节<text:tab/><text:tab/>214<text:tab/>妊娠腹块<text:tab/>253</text:span></text:p>
      <text:p text:style-name="P3">阳明呕多<text:tab/><text:span text:style-name="T2">107<text:tab/>痢疾<text:tab/><text:tab/>161<text:tab/><text:tab/>脚气<text:tab/><text:tab/>216<text:tab/>不孕<text:tab/><text:tab/>255</text:span></text:p>
      <text:p text:style-name="P3">阳明津竭<text:tab/><text:span text:style-name="T2">108<text:tab/>热痢下重<text:tab/>167<text:tab/><text:tab/>精冷<text:tab/><text:tab/>217<text:tab/></text:span><text:span text:style-name="T17">外科疾病<text:tab/>256</text:span></text:p>
      <text:p text:style-name="P3">阳明鼻䘏（字不认得）<text:span text:style-name="T2">111<text:tab/>胃脘痛<text:tab/>168<text:tab/><text:tab/>遗精<text:tab/><text:tab/>217<text:tab/>瘾疹<text:tab/><text:tab/>256</text:span></text:p>
      <text:p text:style-name="P4">少阳伤寒<text:tab/><text:span text:style-name="T2">113<text:tab/>脘腹痛<text:tab/><text:tab/>168<text:tab/><text:tab/>不寐<text:tab/><text:tab/>219<text:tab/>痔疮<text:tab/><text:tab/>256</text:span></text:p>
      <text:p text:style-name="P3">秋燥<text:tab/><text:tab/><text:span text:style-name="T2">113<text:tab/>腹痛<text:tab/><text:tab/>168<text:tab/><text:tab/>奔豚<text:tab/><text:tab/>219<text:tab/>肠痈<text:tab/><text:tab/>257</text:span></text:p>
      <text:p text:style-name="P3">太阳病脉浮<text:tab/><text:span text:style-name="T2">114<text:tab/>脏结<text:tab/><text:tab/>169<text:tab/><text:tab/>大汗不只<text:tab/>226<text:tab/>少腹疽<text:tab/><text:tab/>265</text:span></text:p>
      <text:p text:style-name="P3">少阳証<text:tab/><text:tab/><text:span text:style-name="T2">116<text:tab/>结胸<text:tab/><text:tab/>170<text:tab/><text:tab/>盗汗<text:tab/><text:tab/>226<text:tab/>脑疽<text:tab/><text:tab/>266</text:span></text:p>
      <text:p text:style-name="P3">厥逆重証<text:tab/><text:span text:style-name="T2">117<text:tab/>腹满<text:tab/><text:tab/>178<text:tab/><text:tab/>水肿<text:tab/><text:tab/>227<text:tab/>发背脑疽<text:tab/>267</text:span></text:p>
      <text:p text:style-name="P3">三阳病<text:tab/><text:tab/><text:span text:style-name="T2">117<text:tab/>霍乱<text:tab/><text:tab/>179<text:tab/><text:tab/>皮水<text:tab/><text:tab/>227<text:tab/>浸淫疮<text:tab/><text:tab/>268</text:span></text:p>
      <text:p text:style-name="P3">高热神昏<text:tab/><text:span text:style-name="T2">118<text:tab/>反胃<text:tab/><text:tab/>181<text:tab/><text:tab/>正水<text:tab/><text:tab/>228<text:tab/>疝气<text:tab/><text:tab/>268</text:span></text:p>
      <text:p text:style-name="P3">发狂<text:tab/><text:tab/><text:span text:style-name="T2">120<text:tab/>呕吐<text:tab/><text:tab/>182<text:tab/><text:tab/>蓄血<text:tab/><text:tab/>229<text:tab/>梅核气<text:tab/><text:tab/>270</text:span></text:p>
      <text:p text:style-name="P3">寒热往来<text:tab/><text:span text:style-name="T2">121<text:tab/>大便难<text:tab/><text:tab/>182<text:tab/><text:tab/>外伤蓄血<text:tab/>231<text:tab/>阴痒<text:tab/><text:tab/>270</text:span></text:p>
      <text:p text:style-name="P3">寒热交作<text:tab/><text:span text:style-name="T2">122<text:tab/>不大便<text:tab/><text:tab/>183<text:tab/><text:tab/>下血<text:tab/><text:tab/>232<text:tab/>乳娥<text:tab/><text:tab/>271</text:span></text:p>
      <text:p text:style-name="P3">感寒便秘<text:tab/><text:span text:style-name="T2">122<text:tab/>头痛<text:tab/><text:tab/>188<text:tab/><text:tab/>吐血<text:tab/><text:tab/>233<text:tab/>口疮<text:tab/><text:tab/>272</text:span></text:p>
      <text:p text:style-name="P3">风疹<text:tab/><text:tab/><text:span text:style-name="T2">123<text:tab/>头痛便秘<text:tab/>190<text:tab/><text:tab/>蛔虫病<text:tab/><text:tab/>233<text:tab/>口疮赤烂<text:tab/>273</text:span></text:p>
      <text:p text:style-name="P3">猩红热<text:tab/><text:tab/><text:span text:style-name="T2">123<text:tab/>阳明头痛<text:tab/>191<text:tab/><text:tab/>狐惑<text:tab/><text:tab/>234<text:tab/>阴痛<text:tab/><text:tab/>274</text:span></text:p>
      <text:p text:style-name="P3">麻疹<text:tab/><text:tab/><text:span text:style-name="T2">124<text:tab/>鼻痛<text:tab/><text:tab/>191<text:tab/><text:tab/>脉结代<text:tab/><text:tab/>234<text:tab/></text:span></text:p>
      <text:p text:style-name="P3">痧后善哭<text:tab/><text:span text:style-name="T2">127<text:tab/>咽痛<text:tab/><text:tab/>192<text:tab/><text:tab/>汗后致虚<text:tab/>237</text:span></text:p>
      <text:p text:style-name="P3">肺结核<text:tab/><text:tab/><text:span text:style-name="T2">128<text:tab/>腰痛<text:tab/><text:tab/>192<text:tab/><text:tab/>消渴<text:tab/><text:tab/>238<text:tab/></text:span></text:p>
      <text:p text:style-name="P3">肺气闭塞<text:tab/><text:span text:style-name="T2">131<text:tab/>腰下痛<text:tab/><text:tab/>192<text:tab/><text:tab/>肾虚<text:tab/><text:tab/>239</text:span></text:p>
      <text:p text:style-name="P3">外寒引动内饮之咳嗽<text:tab/><text:span text:style-name="T2">132<text:tab/>头足肿痛<text:tab/>193<text:tab/>脾虚<text:tab/><text:tab/>239<text:tab/></text:span></text:p>
      <text:p text:style-name="P3">咳喘<text:tab/><text:tab/><text:span text:style-name="T2">133<text:tab/>脚气肿痛<text:tab/>193<text:tab/><text:tab/>阳虚<text:tab/><text:tab/>240<text:tab/></text:span></text:p>
      <text:p text:style-name="P3">风水咳嗽<text:tab/><text:span text:style-name="T2">138<text:tab/>皮痹<text:tab/><text:tab/>193<text:tab/><text:tab/>血虚<text:tab/><text:tab/>241</text:span></text:p>
      <text:p text:style-name="P4">虚咳<text:tab/><text:tab/><text:span text:style-name="T2">139<text:tab/>胸痹<text:tab/><text:tab/>194<text:tab/><text:tab/>腹中结块<text:tab/>241<text:tab/></text:span></text:p>
      <text:p text:style-name="P3">支饮咳嗽<text:tab/><text:span text:style-name="T2">139<text:tab/>胸背痛<text:tab/><text:tab/>194<text:tab/><text:tab/>腹块攻痛<text:tab/>243<text:tab/></text:span></text:p>
      <text:p text:style-name="P3">痰饮咳嗽<text:tab/><text:span text:style-name="T2">139<text:tab/>肩痛<text:tab/><text:tab/>195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5:38:54.885194870</meta:creation-date>
    <dc:date>2017-11-29T16:33:07.398572301</dc:date>
    <meta:editing-duration>PT18M3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45" meta:word-count="705" meta:character-count="1446" meta:non-whitespace-character-count="1021"/>
  </office:meta>
</office:document-meta>
</file>